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9">
            <text:p>I-8599</text:p>
          </table:table-cell>
          <table:table-cell office:value-type="float" office:value="64.75">
            <text:p>64.75</text:p>
          </table:table-cell>
          <table:table-cell office:value-type="float" office:value="-50.15">
            <text:p>-50.15</text:p>
          </table:table-cell>
          <table:table-cell office:value-type="float" office:value="7605.0">
            <text:p>7605.0</text:p>
          </table:table-cell>
          <table:table-cell office:value-type="float" office:value="115.0">
            <text:p>115.0</text:p>
          </table:table-cell>
          <table:table-cell office:value-type="string" office:value="Hiatella arctica, Chlamys islandica and Mya truncata">
            <text:p>Hiatella arctica, Chlamys islandica and 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460">
            <text:p>K-2460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8640.0">
            <text:p>86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4">
            <text:p>K-4604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20.0">
            <text:p>820.0</text:p>
          </table:table-cell>
          <table:table-cell office:value-type="float" office:value="50.0">
            <text:p>50.0</text:p>
          </table:table-cell>
          <table:table-cell office:value-type="string" office:value="walrus bone">
            <text:p>walr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5">
            <text:p>K-4605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730.0">
            <text:p>730.0</text:p>
          </table:table-cell>
          <table:table-cell office:value-type="float" office:value="50.0">
            <text:p>50.0</text:p>
          </table:table-cell>
          <table:table-cell office:value-type="string" office:value="caribou bone">
            <text:p>caribou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6">
            <text:p>K-4606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760.0">
            <text:p>760.0</text:p>
          </table:table-cell>
          <table:table-cell office:value-type="float" office:value="50.0">
            <text:p>50.0</text:p>
          </table:table-cell>
          <table:table-cell office:value-type="string" office:value="cattle bone">
            <text:p>cattle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802">
            <text:p>K-802</text:p>
          </table:table-cell>
          <table:table-cell office:value-type="float" office:value="64.43333333333334">
            <text:p>64.43333333333334</text:p>
          </table:table-cell>
          <table:table-cell office:value-type="float" office:value="-50.2">
            <text:p>-50.2</text:p>
          </table:table-cell>
          <table:table-cell office:value-type="float" office:value="4745.0">
            <text:p>4745.0</text:p>
          </table:table-cell>
          <table:table-cell office:value-type="float" office:value="124.0">
            <text:p>124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Etal2012,Fredskild1973">
            <text:p>WeidickEtal2012,Fredskild1973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1">
            <text:p>K-4601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00.0">
            <text:p>800.0</text:p>
          </table:table-cell>
          <table:table-cell office:value-type="float" office:value="65.0">
            <text:p>65.0</text:p>
          </table:table-cell>
          <table:table-cell office:value-type="string" office:value="caribou bone">
            <text:p>caribou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0">
            <text:p>K-4600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930.0">
            <text:p>930.0</text:p>
          </table:table-cell>
          <table:table-cell office:value-type="float" office:value="65.0">
            <text:p>65.0</text:p>
          </table:table-cell>
          <table:table-cell office:value-type="string" office:value="cattle bone">
            <text:p>cattle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599">
            <text:p>K-4599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910.0">
            <text:p>910.0</text:p>
          </table:table-cell>
          <table:table-cell office:value-type="float" office:value="65.0">
            <text:p>65.0</text:p>
          </table:table-cell>
          <table:table-cell office:value-type="string" office:value="sea bone">
            <text:p>sea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598">
            <text:p>K-4598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70.0">
            <text:p>870.0</text:p>
          </table:table-cell>
          <table:table-cell office:value-type="float" office:value="65.0">
            <text:p>65.0</text:p>
          </table:table-cell>
          <table:table-cell office:value-type="string" office:value="caribou bone">
            <text:p>caribou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597">
            <text:p>K-4597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900.0">
            <text:p>900.0</text:p>
          </table:table-cell>
          <table:table-cell office:value-type="float" office:value="65.0">
            <text:p>65.0</text:p>
          </table:table-cell>
          <table:table-cell office:value-type="string" office:value="cattle bone">
            <text:p>cattle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461">
            <text:p>K-2461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8640.0">
            <text:p>864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3">
            <text:p>K-4603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30.0">
            <text:p>830.0</text:p>
          </table:table-cell>
          <table:table-cell office:value-type="float" office:value="65.0">
            <text:p>65.0</text:p>
          </table:table-cell>
          <table:table-cell office:value-type="string" office:value="walrus bone">
            <text:p>walr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295">
            <text:p>K-2295</text:p>
          </table:table-cell>
          <table:table-cell office:value-type="float" office:value="64.39166666666667">
            <text:p>64.39166666666667</text:p>
          </table:table-cell>
          <table:table-cell office:value-type="float" office:value="-50.358333333333334">
            <text:p>-50.358333333333334</text:p>
          </table:table-cell>
          <table:table-cell office:value-type="float" office:value="7578.0">
            <text:p>7578.0</text:p>
          </table:table-cell>
          <table:table-cell office:value-type="float" office:value="119.0">
            <text:p>119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7.3">
            <text:p>57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3,WeidickEtal2012">
            <text:p>Fredskild1983,WeidickEtal2012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1036">
            <text:p>K-1036</text:p>
          </table:table-cell>
          <table:table-cell office:value-type="float" office:value="64.43333333333334">
            <text:p>64.43333333333334</text:p>
          </table:table-cell>
          <table:table-cell office:value-type="float" office:value="-50.166666666666664">
            <text:p>-50.166666666666664</text:p>
          </table:table-cell>
          <table:table-cell office:value-type="float" office:value="7965.0">
            <text:p>7965.0</text:p>
          </table:table-cell>
          <table:table-cell office:value-type="float" office:value="154.0">
            <text:p>15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37.25">
            <text:p>37.2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Etal2012,Weidick1972,Weidick1968">
            <text:p>WeidickEtal2012,Weidick1972,Weidick1968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8">
            <text:p>I-8598</text:p>
          </table:table-cell>
          <table:table-cell office:value-type="float" office:value="64.583">
            <text:p>64.583</text:p>
          </table:table-cell>
          <table:table-cell office:value-type="float" office:value="-50.8">
            <text:p>-50.8</text:p>
          </table:table-cell>
          <table:table-cell office:value-type="float" office:value="8610.0">
            <text:p>8610.0</text:p>
          </table:table-cell>
          <table:table-cell office:value-type="float" office:value="134.0">
            <text:p>134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7">
            <text:p>I-8597</text:p>
          </table:table-cell>
          <table:table-cell office:value-type="float" office:value="64.567">
            <text:p>64.567</text:p>
          </table:table-cell>
          <table:table-cell office:value-type="float" office:value="-50.667">
            <text:p>-50.667</text:p>
          </table:table-cell>
          <table:table-cell office:value-type="float" office:value="7825.0">
            <text:p>7825.0</text:p>
          </table:table-cell>
          <table:table-cell office:value-type="float" office:value="115.0">
            <text:p>115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6">
            <text:p>I-8596</text:p>
          </table:table-cell>
          <table:table-cell office:value-type="float" office:value="64.537">
            <text:p>64.537</text:p>
          </table:table-cell>
          <table:table-cell office:value-type="float" office:value="-50.467">
            <text:p>-50.467</text:p>
          </table:table-cell>
          <table:table-cell office:value-type="float" office:value="7075.0">
            <text:p>7075.0</text:p>
          </table:table-cell>
          <table:table-cell office:value-type="float" office:value="115.0">
            <text:p>115.0</text:p>
          </table:table-cell>
          <table:table-cell office:value-type="string" office:value="Mya truncata and Chlamys islandica">
            <text:p>Mya truncata and 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WeidickEtal2012">
            <text:p>Weidick1976,WeidickEtal2012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7666">
            <text:p>I-7666</text:p>
          </table:table-cell>
          <table:table-cell office:value-type="float" office:value="64.33333333333333">
            <text:p>64.33333333333333</text:p>
          </table:table-cell>
          <table:table-cell office:value-type="float" office:value="-50.4">
            <text:p>-50.4</text:p>
          </table:table-cell>
          <table:table-cell office:value-type="float" office:value="9215.0">
            <text:p>9215.0</text:p>
          </table:table-cell>
          <table:table-cell office:value-type="float" office:value="124.0">
            <text:p>124.0</text:p>
          </table:table-cell>
          <table:table-cell office:value-type="string" office:value="Chlamys islandica, Hiatella arctica and Balanus balanus">
            <text:p>Chlamys islandica, Hiatella arctica and 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7665">
            <text:p>I-7665</text:p>
          </table:table-cell>
          <table:table-cell office:value-type="float" office:value="64.33333333333333">
            <text:p>64.33333333333333</text:p>
          </table:table-cell>
          <table:table-cell office:value-type="float" office:value="-50.4">
            <text:p>-50.4</text:p>
          </table:table-cell>
          <table:table-cell office:value-type="float" office:value="9190.0">
            <text:p>9190.0</text:p>
          </table:table-cell>
          <table:table-cell office:value-type="float" office:value="124.0">
            <text:p>124.0</text:p>
          </table:table-cell>
          <table:table-cell office:value-type="string" office:value="Mya truncata and Balanus balanus">
            <text:p>Mya truncata and 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5885">
            <text:p>UBA-15885</text:p>
          </table:table-cell>
          <table:table-cell office:value-type="float" office:value="64.42">
            <text:p>64.42</text:p>
          </table:table-cell>
          <table:table-cell office:value-type="float" office:value="-50.2">
            <text:p>-50.2</text:p>
          </table:table-cell>
          <table:table-cell office:value-type="float" office:value="8016.0">
            <text:p>8016.0</text:p>
          </table:table-cell>
          <table:table-cell office:value-type="float" office:value="36.0">
            <text:p>36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5886">
            <text:p>UBA-15886</text:p>
          </table:table-cell>
          <table:table-cell office:value-type="float" office:value="64.43">
            <text:p>64.43</text:p>
          </table:table-cell>
          <table:table-cell office:value-type="float" office:value="-50.2">
            <text:p>-50.2</text:p>
          </table:table-cell>
          <table:table-cell office:value-type="float" office:value="7662.0">
            <text:p>7662.0</text:p>
          </table:table-cell>
          <table:table-cell office:value-type="float" office:value="35.0">
            <text:p>35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7023">
            <text:p>UBA-17023</text:p>
          </table:table-cell>
          <table:table-cell office:value-type="float" office:value="64.3">
            <text:p>64.3</text:p>
          </table:table-cell>
          <table:table-cell office:value-type="float" office:value="-50.18">
            <text:p>-50.18</text:p>
          </table:table-cell>
          <table:table-cell office:value-type="float" office:value="8797.0">
            <text:p>8797.0</text:p>
          </table:table-cell>
          <table:table-cell office:value-type="float" office:value="48.0">
            <text:p>48.0</text:p>
          </table:table-cell>
          <table:table-cell office:value-type="string" office:value="Humic acid">
            <text:p>Humic aci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7089">
            <text:p>UBA-17089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9326.0">
            <text:p>9326.0</text:p>
          </table:table-cell>
          <table:table-cell office:value-type="float" office:value="40.0">
            <text:p>40.0</text:p>
          </table:table-cell>
          <table:table-cell office:value-type="string" office:value="Humic acid">
            <text:p>Humic aci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294">
            <text:p>K-2294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8788.0">
            <text:p>8788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,WeidickEtal2012">
            <text:p>Fredskild1983,WeidickEtal2012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2">
            <text:p>K-4602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770.0">
            <text:p>770.0</text:p>
          </table:table-cell>
          <table:table-cell office:value-type="float" office:value="65.0">
            <text:p>65.0</text:p>
          </table:table-cell>
          <table:table-cell office:value-type="string" office:value="walrus bone">
            <text:p>walr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